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" fo:font-size="18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paragraph-properties fo:margin-bottom="0.0833in"/>
      <style:text-properties style:font-name="Times New Roman" fo:font-size="12.0pt"/>
    </style:style>
    <style:style style:name="P5" style:family="paragraph" style:parent-style-name="Standard">
      <style:text-properties style:font-name="Times New Roman" fo:font-size="12.0pt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7" style:family="paragraph" style:parent-style-name="Standard">
      <style:text-properties style:font-name="Times New Roman" fo:font-size="13.0pt"/>
    </style:style>
    <style:style style:name="T1" style:family="text">
      <style:text-properties fo:font-style="italic" fo:font-style-asian="italic" fo:font-style-complex="italic"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style:font-name="Times New Roman" fo:letter-spacing="0.0000in"/>
    </style:style>
    <style:style style:name="T5" style:family="text">
      <style:text-properties style:font-name="Times" fo:font-size="12.0pt" fo:font-size-asian="12.0pt" fo:font-size-complex="12.0pt"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Комментарии и ответ на тестовое задание</text:span></text:p>
      <text:p text:style-name="P2"/>
      <text:p text:style-name="P3"><text:span text:style-name="T1">1. Слияние логов</text:span></text:p>
      <text:p text:style-name="P2"/>
      <text:p text:style-name="P4"><text:span text:style-name="T2">Чувствую необходимость прокомментировать выбранное решение, так как, возможно, оно отличается от ожидаемого.</text:span></text:p>
      <text:p text:style-name="P4"><text:span text:style-name="T2"><text:s/></text:span></text:p>
      <text:p text:style-name="P4"><text:span text:style-name="T3">По алгоритму:</text:span></text:p>
      <text:p text:style-name="P4"><text:span text:style-name="T2"><text:s text:c="3"/>- Пробовал несколько алгоритмов слияния, однако они оказались на этом объеме данных медленнее выбранной в итоге функции встроенной библиотеки heapq.merge</text:span></text:p>
      <text:p text:style-name="P4"/>
      <text:p text:style-name="P4"><text:span text:style-name="T3">По способу чтения и парсинга файла:</text:span></text:p>
      <text:p text:style-name="P4"><text:span text:style-name="T2"><text:s text:c="3"/>- Пробовал либы json (для нее пришлось прописывать дополнительно декодер, так как данные записываются в файл лога с одинарными, а не ожидаемыми двойными кавычками) и jsonlines.</text:span></text:p>
      <text:p text:style-name="P4"><text:span text:style-name="T2"><text:s text:c="3"/>По сравнению с работой со строками, реализованной в итоге, работа с json так же оказывалась медленнее, что на таких объемах данных показалось важным.</text:span></text:p>
      <text:p text:style-name="P4"/>
      <text:p text:style-name="P4"><text:span text:style-name="T2">Ссылка на репозиторий — https://github.com/IBerniak/LogMerger</text:span></text:p>
      <text:p text:style-name="P4"/>
      <text:p text:style-name="P3"><text:span text:style-name="T1">2. Миграция базы данных</text:span></text:p>
      <text:p text:style-name="P2"/>
      <text:p text:style-name="P2"/>
      <text:p text:style-name="P5"><text:span text:style-name="T2">Есть база данных и два типа сервисов </text:span><text:span text:style-name="T3">А</text:span><text:span text:style-name="T2"><text:s/>и </text:span><text:span text:style-name="T3">Б:</text:span></text:p>
      <text:list text:style-name="L1">
        <text:list-item>
          <text:p text:style-name="P6"><text:span text:style-name="T2">Сервисы типа </text:span><text:span text:style-name="T3">А</text:span><text:span text:style-name="T2"><text:s/>добавляют в базу записи в формате: </text:span><text:span text:style-name="T3">id</text:span><text:span text:style-name="T2">, </text:span><text:span text:style-name="T3">name</text:span><text:span text:style-name="T2">, </text:span><text:span text:style-name="T3">status</text:span><text:span text:style-name="T2">, </text:span><text:span text:style-name="T3">timestamp</text:span><text:span text:style-name="T2">.</text:span></text:p>
        </text:list-item>
        <text:list-item>
          <text:p text:style-name="P6"><text:span text:style-name="T2">Сервисы типа </text:span><text:span text:style-name="T3">Б</text:span><text:span text:style-name="T2"><text:s/>читают эти данные для агрегации и прочих нужд.</text:span></text:p>
        </text:list-item>
      </text:list>
      <text:p text:style-name="P5"/>
      <text:p text:style-name="P5"><text:span text:style-name="T2">В какой-то момент выясняется, что строковые имена в этих записях занимают слишком много памяти, и при этом часто повторяются. Поэтому целесообразно вынести их в отдельную табличку.</text:span></text:p>
      <text:p text:style-name="P5"/>
      <text:p text:style-name="P5"><text:span text:style-name="T2">В результате данные должны будут добавляться в следующем формате: </text:span><text:span text:style-name="T3">id</text:span><text:span text:style-name="T2">, </text:span><text:span text:style-name="T3">name_id</text:span><text:span text:style-name="T2">, </text:span><text:span text:style-name="T3">status</text:span><text:span text:style-name="T2">, </text:span><text:span text:style-name="T3">timestamp</text:span><text:span text:style-name="T2">. Где </text:span><text:span text:style-name="T3">name_id </text:span><text:span text:style-name="T2">внешний ключ к новой таблице с полями: </text:span><text:span text:style-name="T3">id</text:span><text:span text:style-name="T2">, </text:span><text:span text:style-name="T3">name</text:span><text:span text:style-name="T2">.</text:span></text:p>
      <text:p text:style-name="P5"/>
      <text:p text:style-name="P5"><text:span text:style-name="T2">Задача заключается в том, что бы составить пошаговый план миграции базы и сервисов на новый формат данных, при этом не разломав работоспособность системы.</text:span></text:p>
      <text:p text:style-name="P5"/>
      <text:p text:style-name="P5"><text:span text:style-name="T3">ВАЖНО:</text:span><text:span text:style-name="T2"><text:s/></text:span></text:p>
      <text:p text:style-name="P5"><text:span text:style-name="T2">1. Нельзя остановить и обновить все сервисы разом (т.е. нельзя остановить сразу все сервисы типа А, либо все сервисы типа Б, обновление сервисов происходит по одному за раз).</text:span></text:p>
      <text:p text:style-name="P5"><text:span text:style-name="T2">2. В базе данных атомарно можно делать только следующие запросы:</text:span></text:p>
      <text:p text:style-name="P5"><text:span text:style-name="T2"><text:s text:c="2"/>- добавить колонку</text:span></text:p>
      <text:p text:style-name="P5"><text:span text:style-name="T2"><text:s text:c="2"/>- удалить колонку</text:span></text:p>
      <text:p text:style-name="P5"><text:span text:style-name="T2"><text:s text:c="2"/>- переименовать колонку</text:span></text:p>
      <text:p text:style-name="P5"/>
      <text:p text:style-name="P3"><text:span text:style-name="T4"><text:s text:c="2"/></text:span><text:span text:style-name="T1">Пошаговый план действий:</text:span></text:p>
      <text:p text:style-name="P7"><text:span text:style-name="T5"><text:s text:c="4"/></text:span><text:span text:style-name="T2">1. Создаем новую таблицу с полями </text:span><text:span text:style-name="T3">id</text:span><text:span text:style-name="T2"><text:s/>и </text:span><text:span text:style-name="T3">name</text:span></text:p>
      <text:p text:style-name="P7"><text:span text:style-name="T2"><text:s text:c="4"/>2. Добавляем в старую таблицу колонку </text:span><text:span text:style-name="T3">name_id</text:span><text:span text:style-name="T2"><text:s/>с foreign_key на таблицу имен</text:span></text:p>
      <text:p text:style-name="P7"><text:span text:style-name="T2"><text:s text:c="4"/>3. Обновляем код сервисов типа </text:span><text:span text:style-name="T3">A</text:span><text:span text:style-name="T2"><text:s/>(пишущих) так, чтобы они писали новые записи и с </text:span><text:span text:style-name="T3">name</text:span><text:span text:style-name="T2"><text:s/>и </text:span><text:span text:style-name="T3">name_id</text:span><text:span text:style-name="T2"><text:s/>с соответствующей записью в таблице имен</text:span></text:p>
      <text:p text:style-name="P7"><text:span text:style-name="T2"><text:s text:c="4"/>4. Копируем из поля </text:span><text:span text:style-name="T3">name</text:span><text:span text:style-name="T2"><text:s/>имена в новую таблицу, вносим соответствующие записи в поле </text:span><text:span text:style-name="T3">name_id</text:span></text:p>
      <text:p text:style-name="P7"><text:span text:style-name="T2"><text:s text:c="4"/>5.Обновляем код сервисов типа </text:span><text:span text:style-name="T3">Б</text:span><text:span text:style-name="T2"><text:s/>так, чтобы они читали имена через поле </text:span><text:span text:style-name="T3">name_id</text:span></text:p>
      <text:p text:style-name="P7"><text:span text:style-name="T2"><text:s text:c="4"/>6. Обновляем код сервисов типа </text:span><text:span text:style-name="T3">А</text:span><text:span text:style-name="T2"><text:s/>так, чтобы они писали новые записи только с </text:span><text:span text:style-name="T3">name_id</text:span><text:span text:style-name="T2"><text:s/>полем, не использовали deprecated поле </text:span><text:span text:style-name="T3">name</text:span></text:p>
      <text:p text:style-name="P7"><text:span text:style-name="T2"><text:s text:c="4"/>7. Удаляем устаревшую колонку </text:span><text:span text:style-name="T3">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